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c69a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paragraph-rsid="00121e1a"/>
    </style:style>
    <style:style style:name="P4" style:family="paragraph" style:parent-style-name="Standard">
      <style:text-properties officeooo:rsid="00121e1a" officeooo:paragraph-rsid="00121e1a"/>
    </style:style>
    <style:style style:name="P5" style:family="paragraph">
      <loext:graphic-properties draw:fill-color="#cc0000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loext:graphic-properties draw:fill-color="#cc0000" draw:opacity="50%"/>
      <style:paragraph-properties fo:text-align="center"/>
      <style:text-properties fo:font-size="12pt"/>
    </style:style>
    <style:style style:name="P12" style:family="paragraph">
      <loext:graphic-properties draw:fill-color="#ff0000" draw:opacity="50%"/>
      <style:paragraph-properties fo:text-align="center"/>
    </style:style>
    <style:style style:name="P13" style:family="paragraph">
      <loext:graphic-properties draw:fill-color="#cc0000" draw:opacity="50%"/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loext:graphic-properties draw:fill-color="#cc0000"/>
    </style:style>
    <style:style style:name="T1" style:family="text">
      <style:text-properties fo:font-weight="bold" officeooo:rsid="0006891c" style:font-weight-asian="bold" style:font-weight-complex="bold"/>
    </style:style>
    <style:style style:name="T2" style:family="text">
      <style:text-properties fo:color="#3399ff" fo:font-size="14pt" officeooo:rsid="000ac69a" style:font-size-asian="14pt" style:font-size-complex="14pt"/>
    </style:style>
    <style:style style:name="T3" style:family="text">
      <style:text-properties fo:font-size="18pt" fo:font-weight="bold" officeooo:rsid="000e58f9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f66f9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06eee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06eee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06891c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0ac69a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officeooo:rsid="000e58f9" style:font-size-asian="18pt" style:font-weight-asian="bold" style:font-size-complex="18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officeooo:rsid="000f66f9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officeooo:rsid="000f8eeb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4pt" officeooo:rsid="000ac69a" style:font-size-asian="14pt" style:font-size-complex="14pt"/>
    </style:style>
    <style:style style:name="T15" style:family="text">
      <style:text-properties fo:font-size="14pt" fo:font-weight="normal" officeooo:rsid="00106eee" style:font-size-asian="14pt" style:font-weight-asian="normal" style:font-size-complex="14pt" style:font-weight-complex="normal"/>
    </style:style>
    <style:style style:name="T16" style:family="text">
      <style:text-properties officeooo:rsid="000982a0"/>
    </style:style>
    <style:style style:name="T17" style:family="text">
      <style:text-properties officeooo:rsid="000ac69a"/>
    </style:style>
    <style:style style:name="T18" style:family="text">
      <style:text-properties fo:font-weight="normal" officeooo:rsid="000ac69a" style:font-weight-asian="normal" style:font-weight-complex="normal"/>
    </style:style>
    <style:style style:name="T19" style:family="text">
      <style:text-properties fo:font-weight="normal" officeooo:rsid="000e58f9" style:font-weight-asian="normal" style:font-weight-complex="normal"/>
    </style:style>
    <style:style style:name="T20" style:family="text">
      <style:text-properties fo:color="#cc0000" officeooo:rsid="000ac69a"/>
    </style:style>
    <style:style style:name="T21" style:family="text">
      <style:text-properties fo:font-size="12pt" fo:font-weight="normal" officeooo:rsid="000e58f9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f8ee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21e1a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f66f9" style:font-size-asian="10.5pt" style:font-weight-asian="normal" style:font-size-complex="12pt" style:font-weight-complex="normal"/>
    </style:style>
    <style:style style:name="T25" style:family="text">
      <style:text-properties fo:font-size="36pt" fo:font-style="italic" style:text-underline-style="solid" style:text-underline-width="auto" style:text-underline-color="font-color" fo:font-weight="bold" officeooo:rsid="00121e1a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gr1" style:family="graphic">
      <style:graphic-properties draw:fill-color="#cc0000" draw:opacity="50%" draw:textarea-horizontal-align="justify" draw:textarea-vertical-align="middle" draw:auto-grow-height="false" fo:min-height="1.8937in" fo:min-width="1.8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opacity="50%" draw:textarea-horizontal-align="justify" draw:textarea-vertical-align="middle" draw:auto-grow-height="false" fo:min-height="1.2972in" fo:min-width="1.2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866in" fo:min-width="1.1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c0000" draw:opacity="50%" draw:textarea-horizontal-align="justify" draw:textarea-vertical-align="middle" draw:auto-grow-height="false" fo:min-height="1.5626in" fo:min-width="1.6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cc0000" draw:opacity="50%" draw:textarea-horizontal-align="justify" draw:textarea-vertical-align="middle" draw:auto-grow-height="false" fo:min-height="1.4646in" fo:min-width="1.3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cc0000" draw:opacity="50%" draw:textarea-horizontal-align="justify" draw:textarea-vertical-align="middle" draw:auto-grow-height="false" fo:min-height="1.9882in" fo:min-width="1.9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opacity="50%" draw:textarea-horizontal-align="justify" draw:textarea-vertical-align="middle" draw:auto-grow-height="false" fo:min-height="1.8646in" fo:min-width="1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cc0000" draw:opacity="50%" draw:textarea-horizontal-align="justify" draw:textarea-vertical-align="middle" draw:auto-grow-height="false" fo:min-height="1.5374in" fo:min-width="1.4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6126in" fo:min-width="1.4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opacity="50%" draw:textarea-horizontal-align="justify" draw:textarea-vertical-align="middle" draw:auto-grow-height="false" fo:min-height="1.2984in" fo:min-width="1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cc0000" draw:opacity="50%" draw:textarea-horizontal-align="justify" draw:textarea-vertical-align="middle" draw:auto-grow-height="false" fo:min-height="1.6374in" fo:min-width="1.5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0000" draw:opacity="50%" draw:textarea-horizontal-align="justify" draw:textarea-vertical-align="middle" draw:auto-grow-height="false" fo:min-height="2.0984in" fo:min-width="1.9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opacity="50%" draw:textarea-horizontal-align="justify" draw:textarea-vertical-align="middle" draw:auto-grow-height="false" fo:min-height="1.2898in" fo:min-width="1.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opacity="50%" draw:textarea-horizontal-align="justify" draw:textarea-vertical-align="middle" draw:auto-grow-height="false" fo:min-height="1.2311in" fo:min-width="1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cc0000" draw:opacity="50%" draw:textarea-horizontal-align="justify" draw:textarea-vertical-align="middle" draw:auto-grow-height="false" fo:min-height="1.5693in" fo:min-width="1.5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3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1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4.6354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fill-color="#cc0000" draw:textarea-horizontal-align="justify" draw:textarea-vertical-align="middle" draw:auto-grow-height="false" fo:min-height="2.0102in" fo:min-width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1.302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fill-color="#cc0000" draw:textarea-horizontal-align="justify" draw:textarea-vertical-align="middle" draw:auto-grow-height="false" fo:min-height="0.5in" fo:min-width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4.6043in" fo:min-width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fill-color="#cc0000" draw:textarea-horizontal-align="justify" draw:textarea-vertical-align="middle" draw:auto-grow-height="false" fo:min-height="1.6252in" fo:min-width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textarea-horizontal-align="justify" draw:textarea-vertical-align="middle" draw:auto-grow-height="false" fo:min-height="0.8335in" fo:min-width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fill-color="#cc0000" draw:textarea-horizontal-align="justify" draw:textarea-vertical-align="middle" draw:auto-grow-height="false" fo:min-height="1.9063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color="#000000" draw:fill="none" draw:fill-color="#ffffff" fo:min-height="0.2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000000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span text:style-name="T25">Italian Dataset</text:span><text:tab/><text:tab/><text:tab/><text:tab/><text:tab/><text:tab/><text:tab/><text:tab/><text:tab/><text:tab/></text:p>
      <text:p text:style-name="Standard"><text:tab/><text:tab/><text:tab/><text:tab/><text:tab/><text:tab/><text:tab/><text:tab/><text:span text:style-name="T2">Blue</text:span><text:span text:style-name="T14">: Text + Title scraped for urls.</text:span></text:p>
      <text:p text:style-name="P2"><text:tab/><text:tab/><text:tab/><text:tab/><text:tab/><text:tab/><text:tab/><text:tab/><text:span text:style-name="T20">Red</text:span><text:span text:style-name="T17">: Total number of urls.</text:span></text:p>
      <text:p text:style-name="Standard"/>
      <text:p text:style-name="Standard"/>
      <text:p text:style-name="Standard"><draw:custom-shape text:anchor-type="paragraph" draw:z-index="0" draw:name="Shape2" draw:style-name="gr1" draw:text-style-name="P5" svg:width="2.6776in" svg:height="2.6776in" svg:x="2.65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3" draw:name="Shape1" draw:style-name="gr4" draw:text-style-name="P10" svg:width="1.8335in" svg:height="1.8335in" svg:x="1.9102in" svg:y="0.1193in"><text:p text:style-name="P9"><text:s text:c="14"/>546,31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frame text:anchor-type="paragraph" draw:z-index="1" draw:name="Shape3" draw:style-name="gr2" draw:text-style-name="P6" svg:width="1.2087in" svg:height="0.6087in" svg:x="3.8165in" svg:y="0.0028in"><draw:text-box><text:p><text:s text:c="7"/></text:p><text:p><text:s text:c="7"/></text:p><text:p><text:s text:c="7"/><text:span text:style-name="T26">1,320,892</text:span></text:p></draw:text-box></draw:frame></text:p>
      <text:p text:style-name="Standard"><draw:frame text:anchor-type="paragraph" draw:z-index="2" draw:name="Shape4" draw:style-name="gr3" draw:text-style-name="P8" svg:width="0.8543in" svg:height="0.3232in" svg:x="1.9937in" svg:y="0.1654in"><draw:text-box><text:p text:style-name="P7"><text:span text:style-name="T27">602,38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><text:tab/><text:tab/><text:tab/><text:tab/><text:tab/><text:span text:style-name="T16">No. of missing articles(un-scraped) = 56,067</text:span></text:p>
      <text:p text:style-name="Standard"/>
      <text:p text:style-name="Standard"><text:tab/><text:tab/><text:tab/><text:tab/><text:tab/><text:tab/><text:tab/><text:span text:style-name="T8">PDF 2015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custom-shape text:anchor-type="paragraph" draw:z-index="5" draw:name="Shape6" draw:style-name="gr6" draw:text-style-name="P5" svg:width="2.2713in" svg:height="2.2087in" svg:x="3.1189in" svg:y="0.0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Standard"><draw:custom-shape text:anchor-type="paragraph" draw:z-index="4" draw:name="Shape5" draw:style-name="gr5" draw:text-style-name="P9" svg:width="1.6776in" svg:height="1.6776in" svg:x="2.3165in" svg:y="0.0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Standard"><text:span text:style-name="T1"/></text:p>
      <text:p text:style-name="Standard"><text:span text:style-name="T1"/></text:p>
      <text:p text:style-name="Standard"><draw:frame text:anchor-type="paragraph" draw:z-index="16" draw:name="Shape17" draw:style-name="gr17" draw:text-style-name="P6" svg:width="1.0106in" svg:height="0.4276in" svg:x="2.4311in" svg:y="0.1752in"><draw:text-box><text:p>435,252</text:p></draw:text-box></draw:frame><draw:frame text:anchor-type="paragraph" draw:z-index="15" draw:name="Shape16" draw:style-name="gr16" draw:text-style-name="P6" svg:width="0.7921in" svg:height="0.4067in" svg:x="3.2646in" svg:y="0.1752in"><draw:text-box><text:p>418,268</text:p></draw:text-box></draw:frame><draw:frame text:anchor-type="paragraph" draw:z-index="14" draw:name="Shape15" draw:style-name="gr15" draw:text-style-name="P6" svg:width="0.9587in" svg:height="0.4378in" svg:x="4.3063in" svg:y="0.1854in"><draw:text-box><text:p>544,557</text:p></draw:text-box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tab/><text:tab/><text:tab/><text:tab/><text:tab/></text:span><text:span text:style-name="T18">No. of missing articles(un-scraped) = 16,984</text:span></text:p>
      <text:p text:style-name="P1"><text:span text:style-name="T18"><text:tab/><text:tab/><text:tab/><text:tab/><text:tab/></text:span></text:p>
      <text:p text:style-name="P1"><text:span text:style-name="T18"><text:tab/><text:tab/><text:tab/><text:tab/><text:tab/><text:tab/><text:tab/></text:span><text:span text:style-name="T9">PDF 2016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draw:custom-shape text:anchor-type="paragraph" draw:z-index="13" draw:name="Shape14" draw:style-name="gr14" draw:text-style-name="P12" svg:width="2.7606in" svg:height="2.9669in" svg:x="2.639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Standard"><text:span text:style-name="T1"/></text:p>
      <text:p text:style-name="Standard"><text:span text:style-name="T1"/></text:p>
      <text:p text:style-name="Standard"><draw:custom-shape text:anchor-type="paragraph" draw:z-index="10" draw:name="Shape11" draw:style-name="gr11" draw:text-style-name="P9" svg:width="2.0213in" svg:height="2.2795in" svg:x="1.7646in" svg:y="0.0618in"><text:p text:style-name="P9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Standard"><draw:frame text:anchor-type="paragraph" draw:z-index="17" draw:name="Shape18" draw:style-name="gr18" draw:text-style-name="P6" svg:width="1.5421in" svg:height="1.0421in" svg:x="3.5874in" svg:y="0.0138in"><draw:text-box><text:p><text:s text:c="9"/></text:p><text:p/><text:p/><text:p><text:s text:c="10"/><text:span text:style-name="T27">1,635,935</text:span></text:p></draw:text-box></draw:frame><text:span text:style-name="T1"/></text:p>
      <text:p text:style-name="Standard"><draw:frame text:anchor-type="paragraph" draw:z-index="19" draw:name="Shape20" draw:style-name="gr20" draw:text-style-name="P6" svg:width="0.8961in" svg:height="0.448in" svg:x="2.7543in" svg:y="0.172in"><draw:text-box><text:p><text:s text:c="2"/></text:p><text:p><text:s text:c="3"/>1,449,646</text:p></draw:text-box></draw:frame><text:span text:style-name="T1"/></text:p>
      <text:p text:style-name="Standard"><text:span text:style-name="T1"/></text:p>
      <text:p text:style-name="Standard"><text:span text:style-name="T1"/></text:p>
      <text:p text:style-name="Standard"><draw:frame text:anchor-type="paragraph" draw:z-index="18" draw:name="Shape19" draw:style-name="gr19" draw:text-style-name="P6" svg:width="0.7189in" svg:height="0.313in" svg:x="1.8272in" svg:y="0.1016in"><draw:text-box><text:p>1,455,917</text:p></draw:text-box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tab/><text:tab/><text:tab/><text:tab/><text:tab/></text:span><text:span text:style-name="T19">No. of missing urls(un-scraped) = <text:s/>6271</text:span></text:p>
      <text:p text:style-name="Standard"><text:span text:style-name="T19"><text:tab/><text:tab/><text:tab/><text:tab/><text:tab/></text:span></text:p>
      <text:p text:style-name="Standard"><text:span text:style-name="T19"><text:tab/><text:tab/><text:tab/><text:tab/><text:tab/> <text:tab/> <text:s text:c="5"/></text:span><text:span text:style-name="T10">POLI 2015</text:span></text:p>
      <text:p text:style-name="Standard"><text:span text:style-name="T3"/></text:p>
      <text:p text:style-name="Standard"><draw:custom-shape text:anchor-type="paragraph" draw:z-index="7" draw:name="Shape8" draw:style-name="gr8" draw:text-style-name="P5" svg:width="2.7713in" svg:height="2.8106in" svg:x="2.2752in" svg:y="0.1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Standard"><text:span text:style-name="T3"/></text:p>
      <text:p text:style-name="Standard"><text:span text:style-name="T3"/></text:p>
      <text:p text:style-name="Standard"><draw:frame text:anchor-type="paragraph" draw:z-index="20" draw:name="Shape21" draw:style-name="gr17" draw:text-style-name="P6" svg:width="1.5524in" svg:height="0.6087in" svg:x="2.8898in" svg:y="0.1866in"><draw:text-box><text:p><text:s text:c="10"/></text:p><text:p/><text:p><text:s text:c="11"/><text:span text:style-name="T26">241,999</text:span></text:p></draw:text-box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text:tab/><text:tab/><text:tab/><text:tab/> </text:span><text:span text:style-name="T21">No. of missing urls</text:span><text:span text:style-name="T23">(un-scraped)</text:span><text:span text:style-name="T21"> = 241,999</text:span></text:p>
      <text:p text:style-name="Standard"><text:span text:style-name="T21"/></text:p>
      <text:p text:style-name="Standard"><text:span text:style-name="T21"><text:tab/><text:tab/><text:tab/><text:tab/><text:tab/><text:tab/></text:span><text:span text:style-name="T10">POLI 2016</text:span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draw:custom-shape text:anchor-type="paragraph" draw:z-index="8" draw:name="Shape9" draw:style-name="gr9" draw:text-style-name="P10" svg:width="2.563in" svg:height="2.6358in" svg:x="1.9102in" svg:y="0.2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Standard"><draw:custom-shape text:anchor-type="paragraph" draw:z-index="6" draw:name="Shape7" draw:style-name="gr7" draw:text-style-name="P11" svg:width="1.9488in" svg:height="2.0705in" svg:x="3.3063in" svg:y="0.1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Standard"><text:span text:style-name="T3"/></text:p>
      <text:p text:style-name="Standard"><text:span text:style-name="T3"/></text:p>
      <text:p text:style-name="Standard"><draw:frame text:anchor-type="paragraph" draw:z-index="21" draw:name="Shape22" draw:style-name="gr20" draw:text-style-name="P6" svg:width="1.2606in" svg:height="0.448in" svg:x="2.3583in" svg:y="0.2083in"><draw:text-box><text:p>628,461</text:p></draw:text-box></draw:frame><draw:frame text:anchor-type="paragraph" draw:z-index="22" draw:name="Shape23" draw:style-name="gr21" draw:text-style-name="P6" svg:width="0.8024in" svg:height="0.3752in" svg:x="4.5354in" svg:y="0.1772in"><draw:text-box><text:p>550,584</text:p></draw:text-box></draw:frame><draw:frame text:anchor-type="paragraph" draw:z-index="23" draw:name="Shape24" draw:style-name="gr22" draw:text-style-name="P6" svg:width="0.9689in" svg:height="0.3843in" svg:x="3.5043in" svg:y="0.0728in"><draw:text-box><text:p><text:s text:c="2"/></text:p><text:p><text:s text:c="2"/>434,935</text:p></draw:text-box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text:tab/><text:tab/></text:span></text:p>
      <text:p text:style-name="Standard"><text:span text:style-name="T24"><text:s text:c="59"/>*Extra urls scraped = <text:s/>193526</text:span></text:p>
      <text:p text:style-name="Standard"><text:span text:style-name="T24"><text:tab/><text:tab/><text:tab/><text:tab/><text:tab/></text:span></text:p>
      <text:p text:style-name="Standard"><text:span text:style-name="T24"><text:tab/><text:tab/><text:tab/><text:tab/><text:tab/><text:tab/></text:span><text:span text:style-name="T11">PUL 2015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draw:custom-shape text:anchor-type="paragraph" draw:z-index="12" draw:name="Shape13" draw:style-name="gr13" draw:text-style-name="P5" svg:width="2.2398in" svg:height="2.3157in" svg:x="2.8063in" svg:y="0.0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/></text:p>
      <text:p text:style-name="Standard"><draw:custom-shape text:anchor-type="paragraph" draw:z-index="11" draw:name="Shape12" draw:style-name="gr12" draw:text-style-name="P10" svg:width="1.6669in" svg:height="1.8362in" svg:x="2.0874in" svg:y="0.0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4"/></text:p>
      <text:p text:style-name="Standard"><text:span text:style-name="T24"><text:tab/><text:tab/><text:tab/><text:tab/></text:span></text:p>
      <text:p text:style-name="Standard"><draw:frame text:anchor-type="paragraph" draw:z-index="24" draw:name="Shape25" draw:style-name="gr23" draw:text-style-name="P6" svg:width="1.0106in" svg:height="0.3858in" svg:x="3.9in" svg:y="0.2772in"><draw:text-box><text:p><text:s text:c="5"/></text:p><text:p><text:s text:c="5"/>471,498</text:p></draw:text-box></draw:frame><text:span text:style-name="T3"/></text:p>
      <text:p text:style-name="Standard"><draw:frame text:anchor-type="paragraph" draw:z-index="25" draw:name="Shape26" draw:style-name="gr24" draw:text-style-name="P6" svg:width="0.8752in" svg:height="0.3843in" svg:x="2.2335in" svg:y="0.0417in"><draw:text-box><text:p/><text:p>355,667</text:p></draw:text-box></draw:frame><draw:frame text:anchor-type="paragraph" draw:z-index="26" draw:name="Shape27" draw:style-name="gr25" draw:text-style-name="P6" svg:width="0.8335in" svg:height="0.3843in" svg:x="2.9209in" svg:y="0.0417in"><draw:text-box><text:p><text:s/></text:p><text:p><text:s/>346,922</text:p></draw:text-box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text:tab/><text:tab/><text:tab/></text:span></text:p>
      <text:p text:style-name="Standard"><text:span text:style-name="T3"><text:tab/><text:tab/><text:tab/><text:tab/><text:tab/></text:span><text:span text:style-name="T22">No. of missing urls(un-scraped) = 8745</text:span></text:p>
      <text:p text:style-name="Standard"><text:span text:style-name="T22"><text:tab/><text:tab/></text:span></text:p>
      <text:p text:style-name="Standard"><text:span text:style-name="T22"><text:tab/><text:tab/><text:tab/><text:tab/><text:tab/><text:tab/> <text:s/></text:span><text:span text:style-name="T12">PUL 2016</text:span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draw:custom-shape text:anchor-type="paragraph" draw:z-index="29" draw:name="Shape30" draw:style-name="gr28" draw:text-style-name="P13" svg:width="2.2307in" svg:height="2.2197in" svg:x="2.8689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6" draw:text-style-name="P10" svg:width="1.8543in" svg:height="1.8232in" svg:x="1.9417in" svg:y="0.2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Standard"><draw:frame text:anchor-type="paragraph" draw:z-index="30" draw:name="Shape31" draw:style-name="gr20" draw:text-style-name="P6" svg:width="1.0941in" svg:height="0.576in" svg:x="3.7957in" svg:y="0.3673in"><draw:text-box><text:p><text:s text:c="6"/></text:p><text:p><text:s text:c="7"/></text:p><text:p><text:s text:c="7"/>626,095</text:p></draw:text-box></draw:frame><draw:frame text:anchor-type="paragraph" draw:z-index="31" draw:name="Shape32" draw:style-name="gr24" draw:text-style-name="P6" svg:width="1.1567in" svg:height="0.365in" svg:x="2.0665in" svg:y="0.7217in"><draw:text-box><text:p><text:s/>476,746</text:p></draw:text-box></draw:frame><draw:frame text:anchor-type="paragraph" draw:z-index="32" draw:name="Shape33" draw:style-name="gr29" draw:text-style-name="P6" svg:width="0.8543in" svg:height="0.3843in" svg:x="2.9417in" svg:y="0.5862in"><draw:text-box><text:p><text:s text:c="2"/></text:p><text:p><text:s text:c="2"/>414,371</text:p></draw:text-box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text:tab/></text:span></text:p>
      <text:p text:style-name="Standard"><text:span text:style-name="T3"><text:tab/><text:tab/><text:tab/><text:tab/><text:tab/></text:span><text:span text:style-name="T15">No. of missing urls(un-scraped) = 62,375</text:span></text:p>
      <text:p text:style-name="Standard"><text:span text:style-name="T5"><text:tab/></text:span></text:p>
      <text:p text:style-name="Standard"><draw:custom-shape text:anchor-type="paragraph" draw:z-index="9" draw:name="Shape10" draw:style-name="gr10" draw:text-style-name="P5" svg:width="2.1043in" svg:height="2.174in" svg:x="3.1811in" svg:y="1.9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7" draw:text-style-name="P10" svg:width="1.7398in" svg:height="1.7398in" svg:x="2.1917in" svg:y="2.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3" draw:name="Shape34" draw:style-name="gr17" draw:text-style-name="P6" svg:width="1.198in" svg:height="0.4276in" svg:x="4.0146in" svg:y="2.6756in"><draw:text-box><text:p><text:s text:c="5"/></text:p><text:p><text:s text:c="7"/>163,311</text:p></draw:text-box></draw:frame><draw:frame text:anchor-type="paragraph" draw:z-index="34" draw:name="Shape35" draw:style-name="gr17" draw:text-style-name="P6" svg:width="1.0835in" svg:height="0.4276in" svg:x="2.3791in" svg:y="2.8945in"><draw:text-box><text:p>111,969</text:p></draw:text-box></draw:frame><draw:frame text:anchor-type="paragraph" draw:z-index="35" draw:name="Shape36" draw:style-name="gr25" draw:text-style-name="P6" svg:width="0.8543in" svg:height="0.3335in" svg:x="3.2437in" svg:y="2.8945in"><draw:text-box><text:p><text:s/>107,855</text:p></draw:text-box></draw:frame><text:span text:style-name="T5"><text:tab/><text:tab/><text:tab/><text:tab/><text:tab/><text:tab/> <text:s/></text:span><text:span text:style-name="T7">UMB 2015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<text:tab/><text:tab/><text:tab/><text:tab/><text:tab/></text:span><text:span text:style-name="T15">No. of missing urls(un-scraped) = 4114</text:span></text:p>
      <text:p text:style-name="Standard"><text:span text:style-name="T5"/></text:p>
      <text:p text:style-name="Standard"><text:span text:style-name="T5"><text:tab/><text:tab/><text:tab/><text:tab/><text:tab/><text:tab/> <text:s/></text:span><text:span text:style-name="T7">UMB 2016</text:span></text:p>
      <text:p text:style-name="Standard"><text:span text:style-name="T7"/></text:p>
      <text:p text:style-name="Standard"><text:span text:style-name="T7"/></text:p>
      <text:p text:style-name="Standard"><text:soft-page-break/><text:span text:style-name="T7"/></text:p>
      <text:p text:style-name="Standard"><text:span text:style-name="T7"/></text:p>
      <text:p text:style-name="P4"><draw:frame text:anchor-type="paragraph" draw:z-index="73" draw:name="Shape74" draw:style-name="gr33" draw:text-style-name="P15" svg:width="0.7921in" svg:height="0.1925in" svg:x="5.5354in" svg:y="5.8264in"><draw:text-box><text:p><text:span text:style-name="T28"><text:s text:c="4"/></text:span><text:span text:style-name="T30">UMB</text:span></text:p></draw:text-box></draw:frame><draw:frame text:anchor-type="paragraph" draw:z-index="72" draw:name="Shape73" draw:style-name="gr47" draw:text-style-name="P15" svg:width="0.865in" svg:height="0.213in" svg:x="4.0874in" svg:y="5.8161in"><draw:text-box><text:p><text:span text:style-name="T28"><text:s text:c="6"/></text:span><text:span text:style-name="T30">PUL</text:span></text:p></draw:text-box></draw:frame><draw:frame text:anchor-type="paragraph" draw:z-index="71" draw:name="Shape72" draw:style-name="gr46" draw:text-style-name="P6" svg:width="0.8752in" svg:height="0.2713in" svg:x="2.5252in" svg:y="5.8055in"><draw:text-box><text:p><text:s text:c="5"/><text:span text:style-name="T29">POLI</text:span></text:p></draw:text-box></draw:frame><draw:frame text:anchor-type="paragraph" draw:z-index="70" draw:name="Shape71" draw:style-name="gr35" draw:text-style-name="P6" svg:width="0.8543in" svg:height="0.3441in" svg:x="1.0354in" svg:y="5.7953in"><draw:text-box><text:p><text:s/><text:s/><text:s/><text:s/><text:s/><text:s/><text:span text:style-name="T29">P</text:span><text:span text:style-name="T29">D</text:span><text:span text:style-name="T29">F</text:span></text:p></draw:text-box></draw:frame><draw:custom-shape text:anchor-type="paragraph" draw:z-index="69" draw:name="Shape70" draw:style-name="gr45" draw:text-style-name="P16" svg:width="0.1878in" svg:height="1.9067in" svg:x="6.0354in" svg:y="3.4929in"><text:p/><draw:enhanced-geometry svg:viewBox="0 0 21600 21600" draw:type="rectangle" draw:enhanced-path="M 0 0 L 21600 0 21600 21600 0 21600 0 0 Z N"/></draw:custom-shape><draw:custom-shape text:anchor-type="paragraph" draw:z-index="68" draw:name="Shape69" draw:style-name="gr44" svg:width="0.1567in" svg:height="0.8335in" svg:x="5.5354in" svg:y="4.5661in"><text:p/><draw:enhanced-geometry svg:viewBox="0 0 21600 21600" draw:type="rectangle" draw:enhanced-path="M 0 0 L 21600 0 21600 21600 0 21600 0 0 Z N"/></draw:custom-shape><draw:custom-shape text:anchor-type="paragraph" draw:z-index="67" draw:name="Shape68" draw:style-name="gr43" draw:text-style-name="P16" svg:width="0.1669in" svg:height="1.6252in" svg:x="4.6811in" svg:y="3.7744in"><text:p/><draw:enhanced-geometry svg:viewBox="0 0 21600 21600" draw:type="rectangle" draw:enhanced-path="M 0 0 L 21600 0 21600 21600 0 21600 0 0 Z N"/></draw:custom-shape><draw:custom-shape text:anchor-type="paragraph" draw:z-index="66" draw:name="Shape67" draw:style-name="gr42" svg:width="0.2087in" svg:height="4.6043in" svg:x="4.098in" svg:y="0.7953in"><text:p/><draw:enhanced-geometry svg:viewBox="0 0 21600 21600" draw:type="rectangle" draw:enhanced-path="M 0 0 L 21600 0 21600 21600 0 21600 0 0 Z N"/></draw:custom-shape><draw:custom-shape text:anchor-type="paragraph" draw:z-index="65" draw:name="Shape66" draw:style-name="gr41" draw:text-style-name="P16" svg:width="0.198in" svg:height="0.5004in" svg:x="3.1189in" svg:y="4.8992in"><text:p/><draw:enhanced-geometry svg:viewBox="0 0 21600 21600" draw:type="rectangle" draw:enhanced-path="M 0 0 L 21600 0 21600 21600 0 21600 0 0 Z N"/></draw:custom-shape><draw:custom-shape text:anchor-type="paragraph" draw:z-index="64" draw:name="Shape65" draw:style-name="gr40" svg:width="0.1878in" svg:height="1.3024in" svg:x="2.5874in" svg:y="4.0972in"><text:p/><draw:enhanced-geometry svg:viewBox="0 0 21600 21600" draw:type="rectangle" draw:enhanced-path="M 0 0 L 21600 0 21600 21600 0 21600 0 0 Z N"/></draw:custom-shape><draw:custom-shape text:anchor-type="paragraph" draw:z-index="63" draw:name="Shape64" draw:style-name="gr39" draw:text-style-name="P16" svg:width="0.198in" svg:height="2.0106in" svg:x="1.5563in" svg:y="3.389in"><text:p/><draw:enhanced-geometry svg:viewBox="0 0 21600 21600" draw:type="rectangle" draw:enhanced-path="M 0 0 L 21600 0 21600 21600 0 21600 0 0 Z N"/></draw:custom-shape><draw:custom-shape text:anchor-type="paragraph" draw:z-index="62" draw:name="Shape63" draw:style-name="gr38" svg:width="0.1878in" svg:height="4.6358in" svg:x="1.1398in" svg:y="0.7638in"><text:p/><draw:enhanced-geometry svg:viewBox="0 0 21600 21600" draw:type="rectangle" draw:enhanced-path="M 0 0 L 21600 0 21600 21600 0 21600 0 0 Z N"/></draw:custom-shape><draw:frame text:anchor-type="paragraph" draw:z-index="61" draw:name="Shape62" draw:style-name="gr24" draw:text-style-name="P6" svg:width="0.6252in" svg:height="0.365in" svg:x="0.2126in" svg:y="0.7535in"><draw:text-box><text:p><text:s text:c="4"/>Dec</text:p></draw:text-box></draw:frame><draw:frame text:anchor-type="paragraph" draw:z-index="60" draw:name="Shape61" draw:style-name="gr36" draw:text-style-name="P6" svg:width="0.6358in" svg:height="0.2815in" svg:x="0.202in" svg:y="1.1909in"><draw:text-box><text:p><text:s text:c="4"/>Nov</text:p></draw:text-box></draw:frame><draw:frame text:anchor-type="paragraph" draw:z-index="59" draw:name="Shape60" draw:style-name="gr22" draw:text-style-name="P6" svg:width="0.615in" svg:height="0.3024in" svg:x="0.2228in" svg:y="1.5661in"><draw:text-box><text:p><text:s text:c="3"/>Oct</text:p></draw:text-box></draw:frame><draw:frame text:anchor-type="paragraph" draw:z-index="58" draw:name="Shape59" draw:style-name="gr34" draw:text-style-name="P15" svg:width="0.5004in" svg:height="0.1925in" svg:x="0.2752in" svg:y="1.9409in"><draw:text-box><text:p><text:span text:style-name="T28"><text:s text:c="3"/></text:span><text:span text:style-name="T28">Sep</text:span></text:p></draw:text-box></draw:frame><draw:frame text:anchor-type="paragraph" draw:z-index="57" draw:name="Shape58" draw:style-name="gr22" draw:text-style-name="P6" svg:width="0.5004in" svg:height="0.3024in" svg:x="0.2854in" svg:y="2.2846in"><draw:text-box><text:p><text:s text:c="2"/>Aug</text:p></draw:text-box></draw:frame><draw:frame text:anchor-type="paragraph" draw:z-index="56" draw:name="Shape57" draw:style-name="gr37" draw:text-style-name="P6" svg:width="0.5213in" svg:height="0.2921in" svg:x="0.3165in" svg:y="2.6807in"><draw:text-box><text:p><text:s text:c="2"/>Jul</text:p></draw:text-box></draw:frame><draw:frame text:anchor-type="paragraph" draw:z-index="55" draw:name="Shape56" draw:style-name="gr36" draw:text-style-name="P6" svg:width="0.5835in" svg:height="0.2815in" svg:x="0.3165in" svg:y="2.972in"><draw:text-box><text:p><text:s text:c="2"/>Jun</text:p></draw:text-box></draw:frame><draw:frame text:anchor-type="paragraph" draw:z-index="54" draw:name="Shape55" draw:style-name="gr35" draw:text-style-name="P6" svg:width="0.6252in" svg:height="0.3441in" svg:x="0.3791in" svg:y="3.3681in"><draw:text-box><text:p>May</text:p></draw:text-box></draw:frame><draw:frame text:anchor-type="paragraph" draw:z-index="53" draw:name="Shape54" draw:style-name="gr34" draw:text-style-name="P15" svg:width="0.6358in" svg:height="0.1925in" svg:x="0.2646in" svg:y="3.7118in"><draw:text-box><text:p><text:span text:style-name="T28"><text:s text:c="2"/></text:span><text:span text:style-name="T28">Apr</text:span></text:p></draw:text-box></draw:frame><draw:frame text:anchor-type="paragraph" draw:z-index="52" draw:name="Shape53" draw:style-name="gr33" draw:text-style-name="P15" svg:width="0.5941in" svg:height="0.1925in" svg:x="0.3374in" svg:y="4.0661in"><draw:text-box><text:p><text:span text:style-name="T28"><text:s/></text:span><text:span text:style-name="T28">Mar</text:span></text:p></draw:text-box></draw:frame><draw:frame text:anchor-type="paragraph" draw:z-index="51" draw:name="Shape52" draw:style-name="gr32" draw:text-style-name="P6" svg:width="0.563in" svg:height="0.2398in" svg:x="0.3689in" svg:y="4.4516in"><draw:text-box><text:p>Feb</text:p></draw:text-box></draw:frame><draw:frame text:anchor-type="paragraph" draw:z-index="50" draw:name="Shape51" draw:style-name="gr31" draw:text-style-name="P6" svg:width="0.6043in" svg:height="0.1925in" svg:x="0.1602in" svg:y="4.8575in"><draw:text-box><text:p><text:s text:c="6"/>Jan</text:p></draw:text-box></draw:frame><draw:line text:anchor-type="paragraph" draw:z-index="37" draw:name="Shape38" draw:style-name="gr30" draw:text-style-name="P9" svg:x1="0.8374in" svg:y1="5.3992in" svg:x2="6.4in" svg:y2="5.3992in"><text:p/></draw:line><draw:line text:anchor-type="paragraph" draw:z-index="49" draw:name="Shape50" draw:style-name="gr30" draw:text-style-name="P9" svg:x1="0.7543in" svg:y1="0.7846in" svg:x2="0.9417in" svg:y2="0.7846in"><text:p/></draw:line><draw:line text:anchor-type="paragraph" draw:z-index="48" draw:name="Shape49" draw:style-name="gr30" draw:text-style-name="P9" svg:x1="0.7437in" svg:y1="1.2016in" svg:x2="0.9417in" svg:y2="1.2016in"><text:p/></draw:line><draw:line text:anchor-type="paragraph" draw:z-index="47" draw:name="Shape48" draw:style-name="gr30" draw:text-style-name="P9" svg:x1="0.7335in" svg:y1="1.5972in" svg:x2="0.9315in" svg:y2="1.5972in"><text:p/></draw:line><draw:line text:anchor-type="paragraph" draw:z-index="46" draw:name="Shape47" draw:style-name="gr30" draw:text-style-name="P9" svg:x1="0.7228in" svg:y1="1.9929in" svg:x2="0.9102in" svg:y2="1.9929in"><text:p/></draw:line><draw:line text:anchor-type="paragraph" draw:z-index="45" draw:name="Shape46" draw:style-name="gr30" draw:text-style-name="P9" svg:x1="0.7752in" svg:y1="2.3366in" svg:x2="0.9626in" svg:y2="2.3366in"><text:p/></draw:line><draw:line text:anchor-type="paragraph" draw:z-index="44" draw:name="Shape45" draw:style-name="gr30" draw:text-style-name="P9" svg:x1="0.7437in" svg:y1="2.7429in" svg:x2="0.9209in" svg:y2="2.7429in"><text:p/></draw:line><draw:line text:anchor-type="paragraph" draw:z-index="43" draw:name="Shape44" draw:style-name="gr30" draw:text-style-name="P9" svg:x1="0.7228in" svg:y1="3.0555in" svg:x2="0.9311in" svg:y2="3.0555in"><text:p/></draw:line><draw:line text:anchor-type="paragraph" draw:z-index="42" draw:name="Shape43" draw:style-name="gr30" draw:text-style-name="P9" svg:x1="0.7646in" svg:y1="3.4307in" svg:x2="0.9102in" svg:y2="3.4307in"><text:p/></draw:line><draw:line text:anchor-type="paragraph" draw:z-index="41" draw:name="Shape42" draw:style-name="gr30" draw:text-style-name="P9" svg:x1="0.702in" svg:y1="3.7535in" svg:x2="0.9417in" svg:y2="3.7535in"><text:p/></draw:line><draw:line text:anchor-type="paragraph" draw:z-index="40" draw:name="Shape41" draw:style-name="gr30" draw:text-style-name="P14" svg:x1="0.7228in" svg:y1="4.1075in" svg:x2="0.9311in" svg:y2="4.1075in"><text:p/></draw:line><draw:line text:anchor-type="paragraph" draw:z-index="39" draw:name="Shape40" draw:style-name="gr30" draw:text-style-name="P9" svg:x1="0.7437in" svg:y1="4.4618in" svg:x2="0.9311in" svg:y2="4.4618in"><text:p/></draw:line><draw:line text:anchor-type="paragraph" draw:z-index="38" draw:name="Shape39" draw:style-name="gr30" draw:text-style-name="P9" svg:x1="0.7126in" svg:y1="4.9201in" svg:x2="0.9315in" svg:y2="4.9201in"><text:p/></draw:line><draw:line text:anchor-type="paragraph" draw:z-index="36" draw:name="Shape37" draw:style-name="gr30" draw:text-style-name="P9" svg:x1="0.8374in" svg:y1="0.6492in" svg:x2="0.8374in" svg:y2="5.3992in"><text:p/></draw:line><draw:frame text:anchor-type="paragraph" draw:z-index="74" draw:name="Shape75" draw:style-name="gr48" draw:text-style-name="P6" svg:width="0.365in" svg:height="0.198in" svg:x="1.0772in" svg:y="5.4744in"><draw:text-box><text:p>‘15</text:p></draw:text-box></draw:frame><draw:frame text:anchor-type="paragraph" draw:z-index="75" draw:name="Shape76" draw:style-name="gr22" draw:text-style-name="P6" svg:width="0.563in" svg:height="0.3024in" svg:x="1.5043in" svg:y="5.4744in"><draw:text-box><text:p>‘16</text:p></draw:text-box></draw:frame><draw:frame text:anchor-type="paragraph" draw:z-index="76" draw:name="Shape77" draw:style-name="gr49" draw:text-style-name="P6" svg:width="0.5004in" svg:height="0.3213in" svg:x="2.5457in" svg:y="5.4638in"><draw:text-box><text:p>‘15</text:p></draw:text-box></draw:frame><draw:frame text:anchor-type="paragraph" draw:z-index="77" draw:name="Shape78" draw:style-name="gr35" draw:text-style-name="P6" svg:width="0.563in" svg:height="0.3441in" svg:x="3.0457in" svg:y="5.4638in"><draw:text-box><text:p>‘16</text:p></draw:text-box></draw:frame><draw:frame text:anchor-type="paragraph" draw:z-index="78" draw:name="Shape79" draw:style-name="gr50" draw:text-style-name="P6" svg:width="0.563in" svg:height="0.2504in" svg:x="4.0772in" svg:y="5.4638in"><draw:text-box><text:p>‘15</text:p></draw:text-box></draw:frame><draw:frame text:anchor-type="paragraph" draw:z-index="79" draw:name="Shape80" draw:style-name="gr33" draw:text-style-name="P15" svg:width="0.5732in" svg:height="0.1925in" svg:x="4.6398in" svg:y="5.4638in"><draw:text-box><text:p><text:span text:style-name="T28">‘</text:span><text:span text:style-name="T28">16</text:span></text:p></draw:text-box></draw:frame><draw:frame text:anchor-type="paragraph" draw:z-index="80" draw:name="Shape81" draw:style-name="gr49" draw:text-style-name="P6" svg:width="0.5106in" svg:height="0.3213in" svg:x="5.5354in" svg:y="5.4535in"><draw:text-box><text:p>‘15</text:p></draw:text-box></draw:frame><draw:frame text:anchor-type="paragraph" draw:z-index="81" draw:name="Shape82" draw:style-name="gr51" draw:text-style-name="P15" svg:width="0.6567in" svg:height="0.1925in" svg:x="6.0457in" svg:y="5.4953in"><draw:text-box><text:p><text:span text:style-name="T28">‘</text:span><text:span text:style-name="T28">16</text:span></text:p></draw:text-box></draw:frame><draw:line text:anchor-type="paragraph" draw:z-index="82" draw:name="Shape83" draw:style-name="gr30" draw:text-style-name="P9" svg:x1="1.0563in" svg:y1="5.7244in" svg:x2="1.7961in" svg:y2="5.7244in"><text:p/></draw:line><draw:line text:anchor-type="paragraph" draw:z-index="83" draw:name="Shape84" draw:style-name="gr30" draw:text-style-name="P14" svg:x1="2.5457in" svg:y1="5.7138in" svg:x2="3.3701in" svg:y2="5.7138in"><text:p/></draw:line><draw:line text:anchor-type="paragraph" draw:z-index="84" draw:name="Shape85" draw:style-name="gr30" draw:text-style-name="P9" svg:x1="4.0772in" svg:y1="5.7661in" svg:x2="4.9417in" svg:y2="5.7661in"><text:p/></draw:line><draw:line text:anchor-type="paragraph" draw:z-index="85" draw:name="Shape86" draw:style-name="gr30" draw:text-style-name="P14" svg:x1="5.535in" svg:y1="5.774in" svg:x2="6.413in" svg:y2="5.7819in"><text:p/></draw:line><text:span text:style-name="T7">D</text:span><text:span text:style-name="T6">ata comparison statistic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55:59.247622623</meta:creation-date>
    <dc:date>2017-10-25T13:22:57.623544591</dc:date>
    <meta:editing-duration>PT1M11S</meta:editing-duration>
    <meta:editing-cycles>1</meta:editing-cycles>
    <meta:document-statistic meta:table-count="0" meta:image-count="0" meta:object-count="0" meta:page-count="5" meta:paragraph-count="30" meta:word-count="80" meta:character-count="705" meta:non-whitespace-character-count="421"/>
    <meta:generator>LibreOffice/5.1.6.2$Linux_X86_64 LibreOffice_project/10m0$Build-2</meta:generator>
  </office:meta>
</office:document-meta>
</file>